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paragraph-rsid="0017aebb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1a42bf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1a42bf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1a42bf" style:font-size-asian="11pt" style:font-size-complex="11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1a42bf" style:font-size-asian="11pt" style:font-size-complex="11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1a42bf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1a42bf"/>
    </style:style>
    <style:style style:name="P9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FreeSans" officeooo:paragraph-rsid="0017aebb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1a42bf" style:font-size-asian="11pt" style:font-size-complex="11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0ca440" officeooo:paragraph-rsid="001a42bf" style:font-size-asian="11pt" style:font-size-complex="11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1a42bf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  <style:style style:name="T3" style:family="text">
      <style:text-properties officeooo:rsid="0017aebb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-start text:name="_GoBack"/>O mundo no FISL: palestrantes internacionais trocam experiências e dividem conhecimento</text:p>
      <text:p text:style-name="P1"><text:bookmark-end text:name="_GoBack"/></text:p>
      <text:p text:style-name="P1"><text:s/></text:p>
      <text:p text:style-name="P1">Franceses, norte-americanos e eslovaco participam do Fórum Internacional Software Livre, que ocorre de 7 a 10 de maio no Centro de Eventos da PUCRS</text:p>
      <text:p text:style-name="P1"><text:s/></text:p>
      <text:p text:style-name="P1"/>
      <text:p text:style-name="P1">O debate sobre novas tecnologias e liberdade não tem limites geográficos, pois o mundo todo discute a importância do software livre e como ele pode se adaptar à qualquer tarefa. Durante o Fórum Internacional Software Livre (FISL), que ocorre de 7 a 10 de maio no Centro de Eventos da PUCRS, diversos palestrantes internacionais vão trazer suas experiências sobre o assunto com o intuito de compartilhar conhecimento para que o tema siga em expansão. O eslovaco Fridrich Strba, os franceses Kévin Ottens e Jérémie Zimmermann, e os norte-americanos Sascha Meinrath e Jon "maddog" Hall estarão presentes no FISL.</text:p>
      <text:p text:style-name="P1"/>
      <text:p text:style-name="P1">Entusiasta do Software Livre, o eslovaco <text:span text:style-name="T4">Fridrich Strba</text:span> trabalhou com código base do LibreOffice durante anos, melhorando vários aspectos dos filtros de arquivos, começando com o filtro Wordperfect. Posteriormente, migrou para questões de segurança e filtros para outros formatos tais como Wordperfect Graphics, MS Works e Visio. Atualmente, trabalha para SUSE em SUSE Linux Enterprise. Fridrich continua dedicando seu tempo livre para liberar documentos proprietários do bloqueio dos fornecedores. Ele também se destaca como mentor alimentando e incluindo novos programadores no projeto. </text:p>
      <text:p text:style-name="P1"/>
      <text:p text:style-name="P1">O francês <text:span text:style-name="T4">Kévin Ottens</text:span> é um experiente desenvolvedor na comunidade KDE. Ele contribui ativamente com a comunidade, com uma forte ênfase no design de API e arquitetura de frameworks. Possui PhD em inteligência artificial que o levou a concentrar-se em ontologias de engenharia e sistemas multiagentes. O trabalho de Kevin em KDAB envolve trabalhar diariamente com Qt. Ele ainda vive em Toulouse, onde ele atua como professor em parte do seu tempo em sua antiga universidade.</text:p>
      <text:p text:style-name="P1"/>
      <text:p text:style-name="P1"><text:span text:style-name="T4">Jérémie Zimmermann</text:span> também é oriundo da França. Ele é co-fundador da La Quadrature du Net (Squaring the Net), um grupo de cidadãos informando sobre projetos legislativos que ameaçam a liberdade civil, bem como o desenvolvimento econômico e social na era digital. É vice-presidente de April, uma organização não-governamental francesa para promover e defender o Software Livre. </text:p>
      <text:p text:style-name="P1"/>
      <text:p text:style-name="P1">O norte-americano <text:span text:style-name="T4">Sascha Meinrath</text:span> foi um dos pioneiros nas comunidades e cultura da internet. Sascha é vice-presidente da New America Foundation e diretor da Open Technology Institute. Lidera o projeto "Internet in a Suitcase", esforço para popularizar as tecnologias wireless em redes descentralizdas ad hoc (redes mesh). É desse assunto que ele vem falar no FISL15.</text:p>
      <text:p text:style-name="P1"/>
      <text:p text:style-name="P1">Vindo dos Estados Unidos, <text:span text:style-name="T4">Jon "maddog" Hall</text:span> é diretor executivo da Linux Internacional, uma associação de grandes empresas de relevância internacional na área de Tecnologia de Informação que promovem sistemas operacionais baseados em Linux. É um dos ativistas de tecnologia mais conhecidos do mundo.</text:p>
      <text:p text:style-name="P1"/>
      <text:p text:style-name="P2">O FISL ocorre de 7 a 10 de maio no Centro de Eventos da PUCRS, localizado na Avenida Ipiranga, n° 6681. A programação completa, outras informações e inscrições podem ser obtidos no site <text:a xlink:type="simple" xlink:href="http://www.fisl.org.br/"><text:span text:style-name="T3">www.fisl.org.br</text:span></text:a><text:span text:style-name="T3"> </text:span></text:p>
      <text:p text:style-name="P2"/>
      <text:p text:style-name="P2"/>
      <text:p text:style-name="P2"/>
      <text:p text:style-name="P2"/>
      <text:p text:style-name="P2"/>
      <text:p text:style-name="P3"><text:soft-page-break/>Sobre o FISL </text:p>
      <text:p text:style-name="P4"/>
      <text:p text:style-name="P4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4"/>
      <text:p text:style-name="P3">Assessoria de Imprensa </text:p>
      <text:p text:style-name="P4">Fones: (51) 3361.6016 / (51) 8536.0690 / (51) 8536.0691 </text:p>
      <text:p text:style-name="P4">E-mail: <text:s/>playpress@playpress.com.br</text:p>
      <text:p text:style-name="P4"/>
      <text:p text:style-name="P4">Redação: Mariana da Rosa </text:p>
      <text:p text:style-name="P4">Coordenação: Marcelo Matusiak</text:p>
      <text:p text:style-name="P5"/>
      <text:p text:style-name="P6">Material promocional do FISL e logotipo em alta resolução e vetorial:</text:p>
      <text:p text:style-name="P8"><text:a xlink:type="simple" xlink:href="http://comunicacao.softwarelivre.org/fisl15"><text:span text:style-name="T2">http://comunicacao.softwarelivre.org/fisl15</text:span></text:a></text:p>
      <text:p text:style-name="P12"/>
      <text:p text:style-name="P14">Fotos em alta resolução da última edição do FISL:</text:p>
      <text:p text:style-name="P7"><text:a xlink:type="simple" xlink:href="https://www.flickr.com/photos/fisl14"><text:span text:style-name="T1">https://www.flickr.com/photos/fisl14</text:span></text:a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Paulo Santana</dc:creator>
    <meta:editing-cycles>4</meta:editing-cycles>
    <meta:creation-date>2014-05-02T13:08:00</meta:creation-date>
    <dc:date>2014-05-05T12:28:52.582983519</dc:date>
    <meta:editing-duration>PT1S</meta:editing-duration>
    <meta:generator>LibreOffice/4.1.3.2$Linux_x86 LibreOffice_project/410m0$Build-2</meta:generator>
    <meta:document-statistic meta:table-count="0" meta:image-count="0" meta:object-count="0" meta:page-count="2" meta:paragraph-count="22" meta:word-count="585" meta:character-count="3925" meta:non-whitespace-character-count="334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